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officeooo:rsid="001256f3" officeooo:paragraph-rsid="001256f3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256f3" officeooo:paragraph-rsid="001256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256f3" officeooo:paragraph-rsid="001256f3" style:font-size-asian="10.5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9cm"/>
        </style:tab-stops>
      </style:paragraph-properties>
      <style:text-properties style:font-name="Arial" fo:font-size="12pt" style:text-underline-style="none" officeooo:rsid="001256f3" officeooo:paragraph-rsid="001256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3d258" officeooo:paragraph-rsid="0013d258" style:font-size-asian="10.5pt" style:font-size-complex="12pt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-asian="SimSun" style:font-name-complex="Mang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hterino – Spielanleitung</text:p>
      <text:p text:style-name="P1"/>
      <text:p text:style-name="P2">1. Modus</text:p>
      <text:p text:style-name="P2"/>
      <text:p text:style-name="P3">Es stehen 2 Spielmodi zur Verfügung die im Menü ausgewählt werden können.</text:p>
      <text:p text:style-name="P3"/>
      <text:p text:style-name="P2">1.1. Player vs KI</text:p>
      <text:p text:style-name="P2"/>
      <text:p text:style-name="P3">Hier spielt ein Spieler gegen den Computer.</text:p>
      <text:p text:style-name="P3">Steuerung für den Spieler: </text:p>
      <text:p text:style-name="P3">A – nach links gehen</text:p>
      <text:p text:style-name="P3">S – ducken</text:p>
      <text:p text:style-name="P3">D – nach rechts gehen</text:p>
      <text:p text:style-name="P3">W – springen</text:p>
      <text:p text:style-name="P3">Q – schlagen </text:p>
      <text:p text:style-name="P3"/>
      <text:p text:style-name="P2">1.2. Player vs Player</text:p>
      <text:p text:style-name="P2"/>
      <text:p text:style-name="P3">Hier spielen 2 Spieler gegeneinander.</text:p>
      <text:p text:style-name="P3">Steuerung für den Spieler 1: </text:p>
      <text:p text:style-name="P4">A <text:s text:c="4"/><text:tab/><text:tab/>– nach links gehen</text:p>
      <text:p text:style-name="P3">S <text:tab/>– ducken</text:p>
      <text:p text:style-name="P3">D <text:tab/>– nach rechts gehen</text:p>
      <text:p text:style-name="P3">W <text:tab/>– springen</text:p>
      <text:p text:style-name="P3">Q <text:tab/>– schlagen </text:p>
      <text:p text:style-name="P3">Steuerung für den Spieler 2: </text:p>
      <text:p text:style-name="P3"><text:span text:style-name="T1">←</text:span> <text:s text:c="3"/><text:tab/>– nach links gehen</text:p>
      <text:p text:style-name="P3"><text:span text:style-name="T1">↓</text:span><text:span text:style-name="T2"> <text:s text:c="4"/><text:tab/></text:span>– ducken</text:p>
      <text:p text:style-name="P3"><text:span text:style-name="T1">→</text:span> <text:s text:c="3"/><text:tab/>– nach rechts gehen</text:p>
      <text:p text:style-name="P3"><text:span text:style-name="T1">↑</text:span><text:span text:style-name="T2"> <text:s/></text:span><text:s text:c="3"/><text:tab/>– springen</text:p>
      <text:p text:style-name="P3">Shift <text:tab/>– schlagen </text:p>
      <text:p text:style-name="P3"/>
      <text:p text:style-name="P2">2. Charakter-, Umgebungsauswahl</text:p>
      <text:p text:style-name="P2"/>
      <text:p text:style-name="P3">Nach der Spielmodus-Auswahl kommt man in den Charakterauswahl-Screen und danach in die Umgebungsauswahl.</text:p>
      <text:p text:style-name="P3">Auswahl der Charaktere und Umgebungen durch die Pfeiltasten und Bestätigung mit der ENTER-Taste. </text:p>
      <text:p text:style-name="P3">Im Player VS Player-Modus wählen die Spieler nacheinander die Charaktere aus.</text:p>
      <text:p text:style-name="P3"/>
      <text:p text:style-name="P2">3. Chat</text:p>
      <text:p text:style-name="P2"/>
      <text:p text:style-name="P3">Der Chat ist während des Spiels mit der ENTER-Taste zu erreichen.</text:p>
      <text:p text:style-name="P5">Mit Eingabe von „/help“ erhält man Informationen über die Funktionen im Chat:</text:p>
      <text:p text:style-name="P5">/quit <text:tab/><text:tab/>– schließt das Spiel</text:p>
      <text:p text:style-name="P5">/clearchat <text:tab/>– löscht den Chatverlauf</text:p>
      <text:p text:style-name="P5"/>
      <text:p text:style-name="P2">4. Quit</text:p>
      <text:p text:style-name="P2"/>
      <text:p text:style-name="P5">Schließt die Anwen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0:52:53.472000000</meta:creation-date>
    <dc:date>2015-01-15T11:12:11.243000000</dc:date>
    <meta:editing-duration>PT3M27S</meta:editing-duration>
    <meta:editing-cycles>1</meta:editing-cycles>
    <meta:document-statistic meta:table-count="0" meta:image-count="0" meta:object-count="0" meta:page-count="1" meta:paragraph-count="36" meta:word-count="170" meta:character-count="1124" meta:non-whitespace-character-count="933"/>
    <meta:generator>LibreOffice/4.2.6.3$Windows_x86 LibreOffice_project/3fd416d4c6db7d3204c17ce57a1d70f6e531ee21</meta:generator>
  </office:meta>
</office:document-meta>
</file>